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1" svg:font-family="'Liberation Mono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Charter" svg:font-family="'Bitstream Charter'" style:font-pitch="variable"/>
    <style:font-face style:name="Caladea" svg:font-family="Caladea" style:font-pitch="variable"/>
    <style:font-face style:name="Carlito" svg:font-family="Carli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Preformatted_20_Text">
      <style:text-properties style:font-name="Carlito" officeooo:rsid="00002123" officeooo:paragraph-rsid="0000212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padmin(8) <text:s text:c="30"/>Apple Inc. <text:s text:c="29"/>lpadmin(8)</text:p>
      <text:p text:style-name="P1"/>
      <text:p text:style-name="P1"/>
      <text:p text:style-name="P1"/>
      <text:p text:style-name="P1">NAME</text:p>
      <text:p text:style-name="P1"><text:s text:c="7"/>lpadmin - configure cups printers and classes</text:p>
      <text:p text:style-name="P1"/>
      <text:p text:style-name="P1">SYNOPSIS</text:p>
      <text:p text:style-name="P1"><text:s text:c="7"/>lpadmin [ -E ] [-U username ] [ -h server[:port] ] -d destination</text:p>
      <text:p text:style-name="P1"><text:s text:c="7"/>lpadmin <text:s/>[ -E ] [-U username ] [ -h server[:port] ] -p destination [ -R name-default</text:p>
      <text:p text:style-name="P1"><text:s text:c="7"/>] option(s)</text:p>
      <text:p text:style-name="P1"><text:s text:c="7"/>lpadmin [ -E ] [-U username ] [ -h server[:port] ] -x destination</text:p>
      <text:p text:style-name="P1"/>
      <text:p text:style-name="P1">DESCRIPTION</text:p>
      <text:p text:style-name="P1"><text:s text:c="7"/>lpadmin configures printer and class queues provided by CUPS. It can also be used to</text:p>
      <text:p text:style-name="P1"><text:s text:c="7"/>set the server default printer or class.</text:p>
      <text:p text:style-name="P1"/>
      <text:p text:style-name="P1"><text:s text:c="7"/>When <text:s/>specified <text:s/>before <text:s/>the <text:s/>-d, -p, or -x options, the -E option forces encryption</text:p>
      <text:p text:style-name="P1"><text:s text:c="7"/>when connecting to the server.</text:p>
      <text:p text:style-name="P1"/>
      <text:p text:style-name="P1"><text:s text:c="7"/>The first form of the command (-d) sets the default printer or class to destination.</text:p>
      <text:p text:style-name="P1"><text:s text:c="7"/>Subsequent <text:s/>print jobs submitted via the lp(1) or lpr(1) commands will use this des‐</text:p>
      <text:p text:style-name="P1"><text:s text:c="7"/>tination unless the user specifies otherwise with the lpoptions(1) command.</text:p>
      <text:p text:style-name="P1"/>
      <text:p text:style-name="P1"><text:s text:c="7"/>The second form of the command (-p) configures the <text:s/>named <text:s/>printer <text:s/>or <text:s/>class. <text:s text:c="2"/>The</text:p>
      <text:p text:style-name="P1"><text:s text:c="7"/>additional options are described below.</text:p>
      <text:p text:style-name="P1"/>
      <text:p text:style-name="P1"><text:s text:c="7"/>The <text:s/>third <text:s/>form <text:s/>of <text:s/>the command (-x) deletes the printer or class destination. Any</text:p>
      <text:p text:style-name="P1"><text:s text:c="7"/>jobs that are pending for the destination will be removed and any job that <text:s/>is <text:s/>cur‐</text:p>
      <text:p text:style-name="P1"><text:s text:c="7"/>rently printed will be aborted.</text:p>
      <text:p text:style-name="P1"/>
      <text:p text:style-name="P1">CONFIGURATION OPTIONS</text:p>
      <text:p text:style-name="P1"><text:s text:c="7"/>The following options are recognized when configuring a printer queue:</text:p>
      <text:p text:style-name="P1"/>
      <text:p text:style-name="P1"><text:s text:c="7"/>-c class</text:p>
      <text:p text:style-name="P1"><text:s text:c="12"/>Adds <text:s/>the <text:s/>named printer to class. <text:s/>If class does not exist it is created auto‐</text:p>
      <text:p text:style-name="P1"><text:s text:c="12"/>matically.</text:p>
      <text:p text:style-name="P1"/>
      <text:p text:style-name="P1"><text:s text:c="7"/>-i interface</text:p>
      <text:p text:style-name="P1"><text:s text:c="12"/>Sets a System V style interface script for the printer. This option <text:s/>cannot <text:s/>be</text:p>
      <text:p text:style-name="P1"><text:s text:c="12"/>specified <text:s/>with <text:s/>the -P option (PPD file) and is intended for providing support</text:p>
      <text:p text:style-name="P1"><text:s text:c="12"/>for legacy printer drivers.</text:p>
      <text:p text:style-name="P1"/>
      <text:p text:style-name="P1"><text:s text:c="7"/>-m model</text:p>
      <text:p text:style-name="P1"><text:s text:c="12"/>Sets a standard System V interface script or PPD file for the printer from <text:s/>the</text:p>
      <text:p text:style-name="P1"><text:s text:c="12"/>model <text:s/>directory <text:s/>or using one of the driver interfaces. Use the -m option with</text:p>
      <text:p text:style-name="P1"><text:s text:c="12"/>the lpinfo(8) command to get a list of supported models.</text:p>
      <text:p text:style-name="P1"/>
      <text:p text:style-name="P1"><text:s text:c="7"/>-o cupsIPPSupplies=true</text:p>
      <text:p text:style-name="P1"/>
      <text:p text:style-name="P1"><text:s text:c="7"/>-o cupsIPPSupplies=false</text:p>
      <text:p text:style-name="P1"><text:s text:c="12"/>Specifies whether IPP supply level values should be reported.</text:p>
      <text:p text:style-name="P1"/>
      <text:p text:style-name="P1"><text:s text:c="7"/>-o cupsSNMPSupplies=true</text:p>
      <text:p text:style-name="P1"/>
      <text:p text:style-name="P1"><text:soft-page-break/><text:s text:c="7"/>-o cupsSNMPSupplies=false</text:p>
      <text:p text:style-name="P1"><text:s text:c="12"/>Specifies whether SNMP supply level (RFC 3805) values should be reported.</text:p>
      <text:p text:style-name="P1"/>
      <text:p text:style-name="P1"><text:s text:c="7"/>-o job-k-limit=value</text:p>
      <text:p text:style-name="P1"><text:s text:c="12"/>Sets the kilobyte limit for per-user quotas. The value is an integer number <text:s/>of</text:p>
      <text:p text:style-name="P1"><text:s text:c="12"/>kilobytes; one kilobyte is 1024 bytes.</text:p>
      <text:p text:style-name="P1"/>
      <text:p text:style-name="P1"><text:s text:c="7"/>-o job-page-limit=value</text:p>
      <text:p text:style-name="P1"><text:s text:c="12"/>Sets <text:s/>the <text:s/>page <text:s/>limit <text:s/>for per-user quotas. The value is the integer number of</text:p>
      <text:p text:style-name="P1"><text:s text:c="12"/>pages that can be printed; double-sided pages are counted as two pages.</text:p>
      <text:p text:style-name="P1"/>
      <text:p text:style-name="P1"><text:s text:c="7"/>-o job-quota-period=value</text:p>
      <text:p text:style-name="P1"><text:s text:c="12"/>Sets the accounting period for per-user quotas. The value is an integer <text:s/>number</text:p>
      <text:p text:style-name="P1"><text:s text:c="12"/>of seconds; 86,400 seconds are in one day.</text:p>
      <text:p text:style-name="P1"/>
      <text:p text:style-name="P1"><text:s text:c="7"/>-o job-sheets-default=banner</text:p>
      <text:p text:style-name="P1"/>
      <text:p text:style-name="P1"><text:s text:c="7"/>-o job-sheets-default=banner,banner</text:p>
      <text:p text:style-name="P1"><text:s text:c="12"/>Sets the default banner page(s) to use for print jobs.</text:p>
      <text:p text:style-name="P1"/>
      <text:p text:style-name="P1"><text:s text:c="7"/>-o name=value</text:p>
      <text:p text:style-name="P1"><text:s text:c="12"/>Sets <text:s/>a <text:s/>PPD <text:s/>option <text:s/>for <text:s/>the <text:s/>printer. PPD options can be listed using the -l</text:p>
      <text:p text:style-name="P1"><text:s text:c="12"/>option with the lpoptions(1) command.</text:p>
      <text:p text:style-name="P1"/>
      <text:p text:style-name="P1"><text:s text:c="7"/>-o name-default=value</text:p>
      <text:p text:style-name="P1"><text:s text:c="12"/>Sets a default server-side option for the destination. <text:s/>Any <text:s/>print-time <text:s/>option</text:p>
      <text:p text:style-name="P1"><text:s text:c="12"/>can <text:s/>be <text:s/>defaulted, <text:s/>e.g. <text:s/>"-o <text:s/>cpi-default=17" to set the default "cpi" option</text:p>
      <text:p text:style-name="P1"><text:s text:c="12"/>value to 17.</text:p>
      <text:p text:style-name="P1"/>
      <text:p text:style-name="P1"><text:s text:c="7"/>-o port-monitor=name</text:p>
      <text:p text:style-name="P1"><text:s text:c="12"/>Sets the binary communications program to use when printing, "none", "bcp", <text:s/>or</text:p>
      <text:p text:style-name="P1"><text:s text:c="12"/>"tbcp". <text:s/>The <text:s/>default <text:s/>program <text:s/>is <text:s/>"none". <text:s/>The specified port monitor must be</text:p>
      <text:p text:style-name="P1"><text:s text:c="12"/>listed in the printer's PPD file.</text:p>
      <text:p text:style-name="P1"/>
      <text:p text:style-name="P1"><text:s text:c="7"/>-o printer-error-policy=name</text:p>
      <text:p text:style-name="P1"><text:s text:c="12"/>Sets the error policy to be used when the printer backend is unable to send the</text:p>
      <text:p text:style-name="P1"><text:s text:c="12"/>job <text:s/>to <text:s/>the printer. The name must be one of "abort-job", "retry-job", "retry-</text:p>
      <text:p text:style-name="P1"><text:s text:c="12"/>current-job", or "stop-printer". The default error policy is "stop-printer" for</text:p>
      <text:p text:style-name="P1"><text:s text:c="12"/>printers and "retry-current-job" for classes.</text:p>
      <text:p text:style-name="P1"/>
      <text:p text:style-name="P1"><text:s text:c="7"/>-o printer-is-shared=true/false</text:p>
      <text:p text:style-name="P1"><text:s text:c="12"/>Sets <text:s/>the destination to shared/published or unshared/unpublished. <text:s/>Shared/pub‐</text:p>
      <text:p text:style-name="P1"><text:s text:c="12"/>lished destinations are publicly announced by the server on the <text:s/>LAN <text:s/>based <text:s/>on</text:p>
      <text:p text:style-name="P1"><text:s text:c="12"/>the <text:s/>browsing <text:s/>configuration in cupsd.conf, while unshared/unpublished destina‐</text:p>
      <text:p text:style-name="P1"><text:s text:c="12"/>tions are not announced. The default value is "true".</text:p>
      <text:p text:style-name="P1"/>
      <text:p text:style-name="P1"><text:s text:c="7"/>-o printer-op-policy=name</text:p>
      <text:p text:style-name="P1"><text:s text:c="12"/>Sets the IPP operation policy associated with the destination. The name must be</text:p>
      <text:p text:style-name="P1"><text:s text:c="12"/>defined in the cupsd.conf in a Policy section. <text:s/>The default operation policy is</text:p>
      <text:p text:style-name="P1"><text:s text:c="12"/>"default".</text:p>
      <text:p text:style-name="P1"/>
      <text:p text:style-name="P1"><text:s text:c="7"/>-R name-default</text:p>
      <text:p text:style-name="P1"><text:s text:c="12"/>Deletes the named option from printer.</text:p>
      <text:p text:style-name="P1"/>
      <text:p text:style-name="P1"><text:s text:c="7"/>-r class</text:p>
      <text:p text:style-name="P1"><text:soft-page-break/><text:s text:c="12"/>Removes the named printer from class. <text:s/>If the resulting class becomes empty <text:s/>it</text:p>
      <text:p text:style-name="P1"><text:s text:c="12"/>is removed.</text:p>
      <text:p text:style-name="P1"/>
      <text:p text:style-name="P1"><text:s text:c="7"/>-u allow:user,user,@group</text:p>
      <text:p text:style-name="P1"/>
      <text:p text:style-name="P1"><text:s text:c="7"/>-u deny:user,user,@group</text:p>
      <text:p text:style-name="P1"/>
      <text:p text:style-name="P1"><text:s text:c="7"/>-u allow:all</text:p>
      <text:p text:style-name="P1"/>
      <text:p text:style-name="P1"><text:s text:c="7"/>-u deny:none</text:p>
      <text:p text:style-name="P1"><text:s text:c="12"/>Sets <text:s/>user-level <text:s/>access <text:s/>control on a destination. Names starting with "@" are</text:p>
      <text:p text:style-name="P1"><text:s text:c="12"/>interpreted as UNIX groups. The latter two forms turn user-level access control</text:p>
      <text:p text:style-name="P1"><text:s text:c="12"/>off.</text:p>
      <text:p text:style-name="P1"/>
      <text:p text:style-name="P1"><text:s text:c="7"/>-v "device-uri"</text:p>
      <text:p text:style-name="P1"><text:s text:c="12"/>Sets <text:s/>the device-uri attribute of the printer queue. Use the -v option with the</text:p>
      <text:p text:style-name="P1"><text:s text:c="12"/>lpinfo(8) command to get a list of supported device URIs and schemes.</text:p>
      <text:p text:style-name="P1"/>
      <text:p text:style-name="P1"><text:s text:c="7"/>-D "info"</text:p>
      <text:p text:style-name="P1"><text:s text:c="12"/>Provides a textual description of the destination.</text:p>
      <text:p text:style-name="P1"/>
      <text:p text:style-name="P1"><text:s text:c="7"/>-E</text:p>
      <text:p text:style-name="P1"><text:s text:c="12"/>Enables the destination and accepts jobs; this is the same as running the <text:s/>cup‐</text:p>
      <text:p text:style-name="P1"><text:s text:c="12"/>saccept(8) and cupsenable(8) programs on the destination.</text:p>
      <text:p text:style-name="P1"/>
      <text:p text:style-name="P1"><text:s text:c="7"/>-L "location"</text:p>
      <text:p text:style-name="P1"><text:s text:c="12"/>Provides a textual location of the destination.</text:p>
      <text:p text:style-name="P1"/>
      <text:p text:style-name="P1"><text:s text:c="7"/>-P ppd-file</text:p>
      <text:p text:style-name="P1"><text:s text:c="12"/>Specifies <text:s/>a <text:s/>PostScript <text:s/>Printer <text:s/>Description file to use with the printer. If</text:p>
      <text:p text:style-name="P1"><text:s text:c="12"/>specified, this option overrides the -i option (interface script).</text:p>
      <text:p text:style-name="P1"/>
      <text:p text:style-name="P1">COMPATIBILITY</text:p>
      <text:p text:style-name="P1"><text:s text:c="7"/>Unlike the System V printing system, CUPS allows printer names to contain any print‐</text:p>
      <text:p text:style-name="P1"><text:s text:c="7"/>able <text:s/>character <text:s/>except <text:s/>SPACE, TAB, "/", or "#". <text:s/>Also, printer and class names are</text:p>
      <text:p text:style-name="P1"><text:s text:c="7"/>not case-sensitive. <text:s/>Finally, the CUPS version of lpadmin may ask the <text:s/>user <text:s/>for <text:s/>an</text:p>
      <text:p text:style-name="P1"><text:s text:c="7"/>access <text:s/>password <text:s/>depending <text:s/>on the printing system configuration. This differs from</text:p>
      <text:p text:style-name="P1"><text:s text:c="7"/>the System V version which requires the root user to execute this command.</text:p>
      <text:p text:style-name="P1"/>
      <text:p text:style-name="P1">LIMITATIONS</text:p>
      <text:p text:style-name="P1"><text:s text:c="7"/>The CUPS version of lpadmin does not support all of the System V or Solaris printing</text:p>
      <text:p text:style-name="P1"><text:s text:c="7"/>system configuration options.</text:p>
      <text:p text:style-name="P1"/>
      <text:p text:style-name="P1">SEE ALSO</text:p>
      <text:p text:style-name="P1"><text:s text:c="7"/>cupsaccept(8), cupsenable(8), lpinfo(8), lpoptions(1),</text:p>
      <text:p text:style-name="P1"><text:s text:c="7"/>http://localhost:631/help</text:p>
      <text:p text:style-name="P1"/>
      <text:p text:style-name="P1">COPYRIGHT</text:p>
      <text:p text:style-name="P1"><text:s text:c="7"/>Copyright 2007-2013 by Apple Inc.</text:p>
      <text:p text:style-name="P1"/>
      <text:p text:style-name="P1"/>
      <text:p text:style-name="P1"/>
      <text:p text:style-name="P1">16 July 2012 <text:s text:c="31"/>CUPS <text:s text:c="32"/>lpadmin(8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1" svg:font-family="'Liberation Mono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Charter" svg:font-family="'Bitstream Charter'" style:font-pitch="variable"/>
    <style:font-face style:name="Caladea" svg:font-family="Caladea" style:font-pitch="variable"/>
    <style:font-face style:name="Carlito" svg:font-family="Carli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0.4$Linux_X86_64 LibreOffice_project/066b007f5ebcc236395c7d282ba488bca6720265</meta:generator>
    <dc:date>2016-09-01T16:24:58.933345476</dc:date>
    <dc:creator>pgeorgie </dc:creator>
    <meta:editing-duration>PT56S</meta:editing-duration>
    <meta:editing-cycles>1</meta:editing-cycles>
    <meta:document-statistic meta:table-count="0" meta:image-count="0" meta:object-count="0" meta:page-count="3" meta:paragraph-count="117" meta:word-count="862" meta:character-count="6680" meta:non-whitespace-character-count="4727"/>
  </office:meta>
</office:document-meta>
</file>